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4.5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10127">
      <style:table-cell-properties style:rotation-align="none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dns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5"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4" office:value-type="date" office:date-value="2016-07-05" calcext:value-type="date">
            <text:p>7/5/20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how-to-make-bitcoin-thefts-impossibl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ow to Make Bitcoin Thefts Impossi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magazineuk.com/hackers-have-stolen-49-million-worth-of-bitcoins/article/513724/</text:p>
          </table:table-cell>
          <table:table-cell office:value-type="string" calcext:value-type="string">
            <text:p>SC Magazine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have stolen £49 million worth of bitcoi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gizmodo.com/hackers-steal-72-million-in-bitcoin-from-honk-kong-exc-1784757592</text:p>
          </table:table-cell>
          <table:table-cell office:value-type="string" calcext:value-type="string">
            <text:p>Gizmodo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Steal $72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49789/bitcoin-exchanges-cant-stop-getting-hacked-no-matter-what-security-system-they-use/</text:p>
          </table:table-cell>
          <table:table-cell office:value-type="string" calcext:value-type="string">
            <text:p>Quartz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Bitcoin exchanges can’t stop getting hacked, no matter what security system they u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law-regulation/did-regulatory-meddling-cause-bitfinex-hack-109056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Did Regulatory Meddling Cause Bitfinex Hack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gizmodo.com.au/2016/08/hackers-steal-95-million-in-bitcoin-fromhonk-kong-exchange/</text:p>
          </table:table-cell>
          <table:table-cell office:value-type="string" calcext:value-type="string">
            <text:p>Gizmodo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Hackers Steal $95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a-bizarre-60k-bitcoin-giveaway-is-most-likely-a-twisted-fake-lottery-bitfinex-hack-rekcahxfb</text:p>
          </table:table-cell>
          <table:table-cell office:value-type="string" calcext:value-type="string">
            <text:p>Vice</text:p>
          </table:table-cell>
          <table:table-cell office:value-type="date" office:date-value="2016-08-05" calcext:value-type="date">
            <text:p>08/05/16</text:p>
          </table:table-cell>
          <table:table-cell office:value-type="string" calcext:value-type="string">
            <text:p>A Bizarre $600K Bitcoin Giveaway Is Most Likely a Twisted Fake Lotter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ceo-seemingly-tried-start-ponzi-schem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6" calcext:value-type="date">
            <text:p>08/06/16</text:p>
          </table:table-cell>
          <table:table-cell office:value-type="string" calcext:value-type="string">
            <text:p>Bitfinex’s Founder Seemingly Tried to Start a Ponzi Sche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009319</text:p>
          </table:table-cell>
          <table:table-cell office:value-type="string" calcext:value-type="string">
            <text:p>BBC</text:p>
          </table:table-cell>
          <table:table-cell office:value-type="date" office:date-value="2016-08-07" calcext:value-type="date">
            <text:p>08/07/16</text:p>
          </table:table-cell>
          <table:table-cell office:value-type="string" calcext:value-type="string">
            <text:p>Bitfinex users to share 36% of bitcoin losses after hac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cointelegraph.com/news/will-bitfinexs-loss-socialization-hold-up-in-court</text:p>
          </table:table-cell>
          <table:table-cell office:value-type="string" calcext:value-type="string">
            <text:p>Coin Telegraph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Will Bitfinex's "Loss Socialization" Hold Up in Court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2016/08/08/bitcoin-hack-exchange/</text:p>
          </table:table-cell>
          <table:table-cell office:value-type="string" calcext:value-type="string">
            <text:p>Fortune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Every User of This Hacked Bitcoin Exchange Is About to Lose 36% From Their Accou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sdaq.com/article/how-to-secure-bitcoin-exchanges-or-why-all-hope-is-not-lost-cm662716</text:p>
          </table:table-cell>
          <table:table-cell office:value-type="string" calcext:value-type="string">
            <text:p>NASDAQ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xperts-deliberate-over-security-of-cryptocurrency-funds-260540</text:p>
          </table:table-cell>
          <table:table-cell office:value-type="string" calcext:value-type="string">
            <text:p>EconoTimes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Experts deliberate over security of cryptocurrency fund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how-to-secure-bitcoin-exchanges-or-why-all-hope-is-not-lost-1470764032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chain-inc-announces-partnership-with-the-initiative-for-cryptocurrency-and-contracts/</text:p>
          </table:table-cell>
          <table:table-cell office:value-type="string" calcext:value-type="string">
            <text:p>Bitcoinist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Inc. Announces Partnership with the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finextra.com/pressarticle/65667/chain-partners-initiative-for-cryptocurrency-and-contracts</text:p>
          </table:table-cell>
          <table:table-cell office:value-type="string" calcext:value-type="string">
            <text:p>FinExtra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partners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bitfinex-offers-35-million-bounty-for-stolen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6-08-12" calcext:value-type="date">
            <text:p>08/12/16</text:p>
          </table:table-cell>
          <table:table-cell office:value-type="string" calcext:value-type="string">
            <text:p>Bitfinex Offers $3.5 Million Bounty for Stolen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vebitcoinnews.com/chain-partners-with-ic3-to-create-better-financial-blockchain-networks/</text:p>
          </table:table-cell>
          <table:table-cell office:value-type="string" calcext:value-type="string">
            <text:p>Live Bitcoin News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Chain Partners With IC3 To Create Better Financial Blockchain Netw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inancemagnates.com/cryptocurrency/news/chain-joins-top-universities-initiative-for-cryptocurrency-and-contracts/</text:p>
          </table:table-cell>
          <table:table-cell office:value-type="string" calcext:value-type="string">
            <text:p>Finance Magnates</text:p>
          </table:table-cell>
          <table:table-cell office:value-type="date" office:date-value="2016-08-14" calcext:value-type="date">
            <text:p>08/14/16</text:p>
          </table:table-cell>
          <table:table-cell office:value-type="string" calcext:value-type="string">
            <text:p>Chain Joins Top Universities’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was-a-bizarre-600k-bitcoin-lottery-really-a-marriage-proposal-rekcahxfb</text:p>
          </table:table-cell>
          <table:table-cell office:value-type="string" calcext:value-type="string">
            <text:p>Vice</text:p>
          </table:table-cell>
          <table:table-cell office:value-type="date" office:date-value="2016-08-16" calcext:value-type="date">
            <text:p>08/16/16</text:p>
          </table:table-cell>
          <table:table-cell office:value-type="string" calcext:value-type="string">
            <text:p>Was a Bizarre $600K Bitcoin Lottery Really a Marriage Proposal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ish-ethereum-classic-quick-painless-death/</text:p>
          </table:table-cell>
          <table:table-cell office:value-type="string" calcext:value-type="string">
            <text:p>CoinDesk</text:p>
          </table:table-cell>
          <table:table-cell office:value-type="date" office:date-value="2016-08-17" calcext:value-type="date">
            <text:p>08/17/16</text:p>
          </table:table-cell>
          <table:table-cell office:value-type="string" calcext:value-type="string">
            <text:p>Why Ethereum Classic Must Di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loomberg.com/news/articles/2016-08-17/the-wretched-endless-cycle-of-bitcoin-hacks</text:p>
          </table:table-cell>
          <table:table-cell office:value-type="string" calcext:value-type="string">
            <text:p>Bloomberg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The Wretched, Endless Cycle of Bitcoin Hac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oustonchronicle.com/business/article/After-65-million-hack-questions-of-whether-9174023.php</text:p>
          </table:table-cell>
          <table:table-cell office:value-type="string" calcext:value-type="string">
            <text:p>Houston Chronicle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After $65 million hack, questions arise over whether Bitcoin can be saf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heatst.com/biz/bitcoin-isnt-the-safe-store-of-wealth-everyone-thinks-it-is/</text:p>
          </table:table-cell>
          <table:table-cell office:value-type="string" calcext:value-type="string">
            <text:p>Heatstreet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coin Isn’t the Safe Store of Wealth Everyone Thinks It I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lesson-has-the-time-for-regulation-arrived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finex's Lesson: Has the Time for Regulation Arrive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echnical-impasses-preventing-bitcoin-hack-extinction/</text:p>
          </table:table-cell>
          <table:table-cell office:value-type="string" calcext:value-type="string">
            <text:p>CoinDesk</text:p>
          </table:table-cell>
          <table:table-cell office:value-type="date" office:date-value="2016-08-28" calcext:value-type="date">
            <text:p>08/28/16</text:p>
          </table:table-cell>
          <table:table-cell office:value-type="string" calcext:value-type="string">
            <text:p>Inside 'Bitcoin Vault': Could a Technical Fix Block Hackers for Goo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6-08-30" calcext:value-type="date">
            <text:p>08/30/16</text:p>
          </table:table-cell>
          <table:table-cell office:value-type="string" calcext:value-type="string">
            <text:p>What We Learned About Technocratic Fallacies From DAO Collap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on-chain-scaling-bitcoin-blockchain-conference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09-02" calcext:value-type="date">
            <text:p>9/2/2016</text:p>
          </table:table-cell>
          <table:table-cell office:value-type="string" calcext:value-type="string">
            <text:p>The Fight for On-Blockchain Bitcoin Scaling Soldiers 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calcext:value-type="string">
            <text:p>Washington Post</text:p>
          </table:table-cell>
          <table:table-cell office:value-type="date" office:date-value="2016-09-12" calcext:value-type="date">
            <text:p>09/12/16</text:p>
          </table:table-cell>
          <table:table-cell office:value-type="string" calcext:value-type="string">
            <text:p>The bizarre world of bitcoin ‘mining’ finds a new home in Tib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blockchain-based-sports-game-wins-thomson-reuters-hacketho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3" calcext:value-type="date">
            <text:p>09/13/16</text:p>
          </table:table-cell>
          <table:table-cell office:value-type="string" calcext:value-type="string">
            <text:p>Blockchain Based Sports Game Wins Thomson Reuters HackETH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hinas-mining-dominance-good-or-bad-fo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4" calcext:value-type="date">
            <text:p>09/14/16</text:p>
          </table:table-cell>
          <table:table-cell office:value-type="string" calcext:value-type="string">
            <text:p>China’s Mining Dominance: Good Or Bad For Bitcoin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ipfs-protocol-selects-ethereum-over-bitcoin-prefers-ethereum-dev-community</text:p>
          </table:table-cell>
          <table:table-cell office:value-type="string" calcext:value-type="string">
            <text:p>The Cointelegraph</text:p>
          </table:table-cell>
          <table:table-cell table:style-name="ce4" office:value-type="date" office:date-value="2016-09-24" calcext:value-type="date">
            <text:p>9/24/2016</text:p>
          </table:table-cell>
          <table:table-cell office:value-type="string" calcext:value-type="string">
            <text:p>IPFS Protocol Selects Ethereum Over Bitcoin, Prefers Ethereum Dev Commun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ethereum-blockchain-vitalik-buterin/</text:p>
          </table:table-cell>
          <table:table-cell office:value-type="string" calcext:value-type="string">
            <text:p>Fortune</text:p>
          </table:table-cell>
          <table:table-cell office:value-type="date" office:date-value="2016-09-27" calcext:value-type="date">
            <text:p>09/27/16</text:p>
          </table:table-cell>
          <table:table-cell office:value-type="string" calcext:value-type="string">
            <text:p>Can This 22-year-old Coder Out-Bitcoin Bitcoin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<text:s/>http://www.coindesk.com/ethereum-formal-verification-smart-contracts/</text:p>
          </table:table-cell>
          <table:table-cell office:value-type="string" calcext:value-type="string">
            <text:p>CoinDesk</text:p>
          </table:table-cell>
          <table:table-cell office:value-type="date" office:date-value="2016-09-28" calcext:value-type="date">
            <text:p>09/28/16</text:p>
          </table:table-cell>
          <table:table-cell office:value-type="string" calcext:value-type="string">
            <text:p>In Formal Verification Push, Ethereum Seeks Smart Contract Certainty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0-04" calcext:value-type="date">
            <text:p>10/4/2016</text:p>
          </table:table-cell>
          <table:table-cell office:value-type="string" calcext:value-type="string">
            <text:p>What Does Cornell's Emin Gun Sirer See As The Main Security Threats In Cryptocurrency? 'Everything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ucsb.edu/2016/017243/all-mind</text:p>
          </table:table-cell>
          <table:table-cell office:value-type="string" calcext:value-type="string">
            <text:p>UCSB</text:p>
          </table:table-cell>
          <table:table-cell table:style-name="ce4" office:value-type="date" office:date-value="2016-10-04" calcext:value-type="date">
            <text:p>10/4/2016</text:p>
          </table:table-cell>
          <table:table-cell office:value-type="string" calcext:value-type="string">
            <text:p>All in the Mi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eight-scaling-bitcoin-milan-block-size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0-09" calcext:value-type="date">
            <text:p>10/9/2016</text:p>
          </table:table-cell>
          <table:table-cell office:value-type="string" calcext:value-type="string">
            <text:p>Why Weight? Bitcoin Scaling is Moving Beyond Block Siz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ryptocurrency-exchange-poloniex-insecure-security-review-claims/</text:p>
          </table:table-cell>
          <table:table-cell office:value-type="string" calcext:value-type="string">
            <text:p>CryptoCoinsNews</text:p>
          </table:table-cell>
          <table:table-cell table:style-name="ce4" office:value-type="date" office:date-value="2016-10-15" calcext:value-type="date">
            <text:p>10/15/2016</text:p>
          </table:table-cell>
          <table:table-cell office:value-type="string" calcext:value-type="string">
            <text:p>Cryptocurrency Exchange Poloniex is Insecure, Security Review Clai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rnellsun.com/2016/10/25/cornell-prof-uncovers-bugs-in-smart-contract-system-urges-more-safety-in-program-design/</text:p>
          </table:table-cell>
          <table:table-cell office:value-type="string" calcext:value-type="string">
            <text:p>Cornell Sun</text:p>
          </table:table-cell>
          <table:table-cell table:style-name="ce4" office:value-type="date" office:date-value="2016-10-25" calcext:value-type="date">
            <text:p>10/25/2016</text:p>
          </table:table-cell>
          <table:table-cell office:value-type="string" calcext:value-type="string">
            <text:p>Cornell Prof Uncovers Bugs in Smart Contract System, Urges More Safety in Program Desig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office:value-type="string" calcext:value-type="string">
            <text:p>Bitcoin Magazine</text:p>
          </table:table-cell>
          <table:table-cell table:style-name="ce4" office:value-type="date" office:date-value="2016-10-25" calcext:value-type="date">
            <text:p>10/25/2016</text:p>
          </table:table-cell>
          <table:table-cell office:value-type="string" calcext:value-type="string">
            <text:p>Chain Releases Open-Source Version of Chain Core Technology Powering Visa’s New B2B Connec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how-vigilante-hackers-could-stop-the-internet-of-things-botnet</text:p>
          </table:table-cell>
          <table:table-cell office:value-type="string" calcext:value-type="string">
            <text:p>Motherboard</text:p>
          </table:table-cell>
          <table:table-cell table:style-name="ce4" office:value-type="date" office:date-value="2016-10-26" calcext:value-type="date">
            <text:p>10/26/2016</text:p>
          </table:table-cell>
          <table:table-cell office:value-type="string" calcext:value-type="string">
            <text:p>How Vigilante Hackers Could Stop the Internet of Things Botn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cornell.edu/stories/2016/11/making-cryptocurrency-safe-and-reliable</text:p>
          </table:table-cell>
          <table:table-cell office:value-type="string" calcext:value-type="string">
            <text:p>Cornell Chronicle</text:p>
          </table:table-cell>
          <table:table-cell table:style-name="ce4" office:value-type="date" office:date-value="2016-11-02" calcext:value-type="date">
            <text:p>11/2/2016</text:p>
          </table:table-cell>
          <table:table-cell office:value-type="string" calcext:value-type="string">
            <text:p>Making 'cryptocurrency' safe and reli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uzzfeed.com/nidhisubbaraman/these-immigrant-scientists-are-spooked?utm_term=.riV3RQ2gl#.nyLnVE53j</text:p>
          </table:table-cell>
          <table:table-cell office:value-type="string" calcext:value-type="string">
            <text:p>Buzzfeed</text:p>
          </table:table-cell>
          <table:table-cell table:style-name="ce4" office:value-type="date" office:date-value="2016-11-12" calcext:value-type="date">
            <text:p>11/12/2016</text:p>
          </table:table-cell>
          <table:table-cell office:value-type="string" calcext:value-type="string">
            <text:p>Meet The Immigrant Scientists Spooked By A Looming Trump Presid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wont-just-change-regulation-change-sec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1-15" calcext:value-type="date">
            <text:p>11/15/2016</text:p>
          </table:table-cell>
          <table:table-cell office:value-type="string" calcext:value-type="string">
            <text:p>Blockchain Won't Just Change Regulation, it Could Reshape the SEC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844507/bitcoin-and-blockchain-seem-more-and-more-like-solutions-looking-for-a-problem/</text:p>
          </table:table-cell>
          <table:table-cell office:value-type="string" calcext:value-type="string">
            <text:p>Quartz</text:p>
          </table:table-cell>
          <table:table-cell table:style-name="ce4" office:value-type="date" office:date-value="2016-11-23" calcext:value-type="date">
            <text:p>11/23/2016</text:p>
          </table:table-cell>
          <table:table-cell office:value-type="string" calcext:value-type="string">
            <text:p>Bitcoin and blockchain seem more and more like solutions looking for a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builders-can-thrive-donald-trumps-america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2-06" calcext:value-type="date">
            <text:p>12/6/2016</text:p>
          </table:table-cell>
          <table:table-cell office:value-type="string" calcext:value-type="string">
            <text:p>Donald Trump's Transition is a Trial Run for Smart Contrac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office:value-type="string" calcext:value-type="string">
            <text:p>Coin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62:Sheet1.G22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5:51:16.725016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1T15:52:15.604512056</dc:date>
    <meta:generator>LibreOffice/5.1.6.2$Linux_X86_64 LibreOffice_project/10m0$Build-2</meta:generator>
    <meta:editing-duration>PT39M16S</meta:editing-duration>
    <meta:editing-cycles>86</meta:editing-cycles>
    <meta:document-statistic meta:table-count="1" meta:cell-count="1477" meta:object-count="0"/>
  </office:meta>
</office:document-meta>
</file>